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color="#000000" draw:fill-color="#ff3333" draw:textarea-horizontal-align="justify" draw:textarea-vertical-align="middle" draw:auto-grow-height="false" fo:min-height="0.05cm" fo:min-width="0.4cm"/>
    </style:style>
    <style:style style:name="gr3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6666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9cm" svg:height="0.3cm" svg:x="5.838cm" svg:y="1.176cm">
          <text:p text:style-name="P1"><text:span text:style-name="T1">ML</text:span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3cm" svg:x="8.643cm" svg:y="1.176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3cm" svg:x="15.124cm" svg:y="1.176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0.543cm" svg:y="1.1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9.605cm" svg:y="1.1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2.343cm" svg:y="1.1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1.405cm" svg:y="1.1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7.867cm" svg:y="1.1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6.929cm" svg:y="1.1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4.167cm" svg:y="1.1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10T22:40:27.821172745</dc:date>
    <meta:editing-duration>PT17M15S</meta:editing-duration>
    <meta:editing-cycles>8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6.728cm" svg:y="0cm" style:legend-expansion="custom" chartooo:width="14.272cm" chartooo:height="0.949cm" style:legend-expansion-aspect-ratio="15.0389884088514" chart:style-name="ch2"/>
        <chart:plot-area chart:style-name="ch3" chart:data-source-has-labels="both" svg:x="1.13cm" svg:y="1.195cm" svg:width="19.445cm" svg:height="8.401cm">
          <chartooo:coordinate-region svg:x="2.095cm" svg:y="1.447cm" svg:width="18.48cm" svg:height="5.491cm"/>
          <chart:axis chart:dimension="x" chart:name="primary-x" chart:style-name="ch4" chartooo:axis-type="auto">
            <chartooo:date-scale/>
            <chart:categories table:cell-range-address="local-table.$B$1:.$U$1"/>
            <chart:grid chart:class="major"/>
          </chart:axis>
          <chart:axis chart:dimension="y" chart:name="primary-y" chart:style-name="ch5">
            <chart:title svg:x="0.202cm" svg:y="5.379cm" chart:style-name="ch6">
              <text:p>IQ occupancy(%)</text:p>
            </chart:title>
            <chart:grid chart:class="major"/>
          </chart:axis>
          <chart:series chart:style-name="ch7" chart:values-cell-range-address="local-table.$B$2:.$U$2" chart:label-cell-address="local-table.$A$2" chart:class="chart:bar">
            <chart:data-point chart:repeated="20"/>
          </chart:series>
          <chart:series chart:style-name="ch8" chart:values-cell-range-address="local-table.$B$3:.$U$3" chart:label-cell-address="local-table.$A$3" chart:class="chart:bar">
            <chart:data-point chart:style-name="ch9"/>
            <chart:data-point chart:repeated="19"/>
          </chart:series>
          <chart:series chart:style-name="ch10" chart:values-cell-range-address="local-table.$B$4:.$U$4" chart:label-cell-address="local-table.$A$4" chart:class="chart:bar">
            <chart:data-point chart:repeated="20"/>
          </chart:series>
          <chart:series chart:style-name="ch11" chart:values-cell-range-address="local-table.$B$5:.$U$5" chart:label-cell-address="local-table.$A$5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string">
                <text:p>BASE</text:p>
              </table:table-cell>
              <table:table-cell office:value-type="float" office:value="53.04609375">
                <text:p>53.04609375</text:p>
              </table:table-cell>
              <table:table-cell office:value-type="float" office:value="72.61796875">
                <text:p>72.61796875</text:p>
              </table:table-cell>
              <table:table-cell office:value-type="float" office:value="48.66328125">
                <text:p>48.66328125</text:p>
              </table:table-cell>
              <table:table-cell office:value-type="float" office:value="39.0671875">
                <text:p>39.0671875</text:p>
              </table:table-cell>
              <table:table-cell office:value-type="float" office:value="45.72421875">
                <text:p>45.72421875</text:p>
              </table:table-cell>
              <table:table-cell office:value-type="float" office:value="40.56328125">
                <text:p>40.56328125</text:p>
              </table:table-cell>
              <table:table-cell office:value-type="float" office:value="68.09296875">
                <text:p>68.09296875</text:p>
              </table:table-cell>
              <table:table-cell office:value-type="float" office:value="53.465625">
                <text:p>53.465625</text:p>
              </table:table-cell>
              <table:table-cell office:value-type="float" office:value="97.9609375">
                <text:p>97.9609375</text:p>
              </table:table-cell>
              <table:table-cell office:value-type="float" office:value="33.71796875">
                <text:p>33.71796875</text:p>
              </table:table-cell>
              <table:table-cell office:value-type="float" office:value="26.259375">
                <text:p>26.259375</text:p>
              </table:table-cell>
              <table:table-cell office:value-type="float" office:value="58.12734375">
                <text:p>58.12734375</text:p>
              </table:table-cell>
              <table:table-cell office:value-type="float" office:value="70.9734375">
                <text:p>70.9734375</text:p>
              </table:table-cell>
              <table:table-cell office:value-type="float" office:value="79.015625">
                <text:p>79.015625</text:p>
              </table:table-cell>
              <table:table-cell office:value-type="float" office:value="41.20390625">
                <text:p>41.20390625</text:p>
              </table:table-cell>
              <table:table-cell office:value-type="float" office:value="32.290625">
                <text:p>32.290625</text:p>
              </table:table-cell>
              <table:table-cell office:value-type="float" office:value="89.8203125">
                <text:p>89.8203125</text:p>
              </table:table-cell>
              <table:table-cell office:value-type="float" office:value="46.28359375">
                <text:p>46.28359375</text:p>
              </table:table-cell>
              <table:table-cell office:value-type="float" office:value="NaN">
                <text:p>NaN</text:p>
              </table:table-cell>
              <table:table-cell office:value-type="float" office:value="55.3829861111111">
                <text:p>55.3829861111111</text:p>
              </table:table-cell>
            </table:table-row>
            <table:table-row>
              <table:table-cell office:value-type="string">
                <text:p>AGGRESSIVE</text:p>
              </table:table-cell>
              <table:table-cell office:value-type="float" office:value="37.98828125">
                <text:p>37.98828125</text:p>
              </table:table-cell>
              <table:table-cell office:value-type="float" office:value="51.98828125">
                <text:p>51.98828125</text:p>
              </table:table-cell>
              <table:table-cell office:value-type="float" office:value="36.10078125">
                <text:p>36.10078125</text:p>
              </table:table-cell>
              <table:table-cell office:value-type="float" office:value="31.3296875">
                <text:p>31.3296875</text:p>
              </table:table-cell>
              <table:table-cell office:value-type="float" office:value="36.64453125">
                <text:p>36.64453125</text:p>
              </table:table-cell>
              <table:table-cell office:value-type="float" office:value="29.87734375">
                <text:p>29.87734375</text:p>
              </table:table-cell>
              <table:table-cell office:value-type="float" office:value="46.62265625">
                <text:p>46.62265625</text:p>
              </table:table-cell>
              <table:table-cell office:value-type="float" office:value="47.86953125">
                <text:p>47.86953125</text:p>
              </table:table-cell>
              <table:table-cell office:value-type="float" office:value="47.93828125">
                <text:p>47.93828125</text:p>
              </table:table-cell>
              <table:table-cell office:value-type="float" office:value="30.46328125">
                <text:p>30.46328125</text:p>
              </table:table-cell>
              <table:table-cell office:value-type="float" office:value="24.73203125">
                <text:p>24.73203125</text:p>
              </table:table-cell>
              <table:table-cell office:value-type="float" office:value="44.340625">
                <text:p>44.340625</text:p>
              </table:table-cell>
              <table:table-cell office:value-type="float" office:value="46.434375">
                <text:p>46.434375</text:p>
              </table:table-cell>
              <table:table-cell office:value-type="float" office:value="57.56328125">
                <text:p>57.56328125</text:p>
              </table:table-cell>
              <table:table-cell office:value-type="float" office:value="37.40625">
                <text:p>37.40625</text:p>
              </table:table-cell>
              <table:table-cell office:value-type="float" office:value="26.38671875">
                <text:p>26.38671875</text:p>
              </table:table-cell>
              <table:table-cell office:value-type="float" office:value="58.32734375">
                <text:p>58.32734375</text:p>
              </table:table-cell>
              <table:table-cell office:value-type="float" office:value="41.659375">
                <text:p>41.659375</text:p>
              </table:table-cell>
              <table:table-cell office:value-type="float" office:value="NaN">
                <text:p>NaN</text:p>
              </table:table-cell>
              <table:table-cell office:value-type="float" office:value="40.7595920138889">
                <text:p>40.7595920138889</text:p>
              </table:table-cell>
            </table:table-row>
            <table:table-row>
              <table:table-cell office:value-type="string">
                <text:p>CONSERVATIVE</text:p>
              </table:table-cell>
              <table:table-cell office:value-type="float" office:value="46.446875">
                <text:p>46.446875</text:p>
              </table:table-cell>
              <table:table-cell office:value-type="float" office:value="67.5140625">
                <text:p>67.5140625</text:p>
              </table:table-cell>
              <table:table-cell office:value-type="float" office:value="44.10625">
                <text:p>44.10625</text:p>
              </table:table-cell>
              <table:table-cell office:value-type="float" office:value="37.78515625">
                <text:p>37.78515625</text:p>
              </table:table-cell>
              <table:table-cell office:value-type="float" office:value="43.22890625">
                <text:p>43.22890625</text:p>
              </table:table-cell>
              <table:table-cell office:value-type="float" office:value="37.77578125">
                <text:p>37.77578125</text:p>
              </table:table-cell>
              <table:table-cell office:value-type="float" office:value="57.95859375">
                <text:p>57.95859375</text:p>
              </table:table-cell>
              <table:table-cell office:value-type="float" office:value="51.984375">
                <text:p>51.984375</text:p>
              </table:table-cell>
              <table:table-cell office:value-type="float" office:value="74.05078125">
                <text:p>74.05078125</text:p>
              </table:table-cell>
              <table:table-cell office:value-type="float" office:value="31.38828125">
                <text:p>31.38828125</text:p>
              </table:table-cell>
              <table:table-cell office:value-type="float" office:value="25.7109375">
                <text:p>25.7109375</text:p>
              </table:table-cell>
              <table:table-cell office:value-type="float" office:value="52.51953125">
                <text:p>52.51953125</text:p>
              </table:table-cell>
              <table:table-cell office:value-type="float" office:value="58.81953125">
                <text:p>58.81953125</text:p>
              </table:table-cell>
              <table:table-cell office:value-type="float" office:value="74.278125">
                <text:p>74.278125</text:p>
              </table:table-cell>
              <table:table-cell office:value-type="float" office:value="39.9609375">
                <text:p>39.9609375</text:p>
              </table:table-cell>
              <table:table-cell office:value-type="float" office:value="29.77890625">
                <text:p>29.77890625</text:p>
              </table:table-cell>
              <table:table-cell office:value-type="float" office:value="82.7109375">
                <text:p>82.7109375</text:p>
              </table:table-cell>
              <table:table-cell office:value-type="float" office:value="43.896875">
                <text:p>43.896875</text:p>
              </table:table-cell>
              <table:table-cell office:value-type="float" office:value="NaN">
                <text:p>NaN</text:p>
              </table:table-cell>
              <table:table-cell office:value-type="float" office:value="49.9952690972222">
                <text:p>49.9952690972222</text:p>
              </table:table-cell>
            </table:table-row>
            <table:table-row>
              <table:table-cell office:value-type="string">
                <text:p>SWITCH</text:p>
              </table:table-cell>
              <table:table-cell office:value-type="float" office:value="38.009375">
                <text:p>38.009375</text:p>
              </table:table-cell>
              <table:table-cell office:value-type="float" office:value="55.196875">
                <text:p>55.196875</text:p>
              </table:table-cell>
              <table:table-cell office:value-type="float" office:value="36.471875">
                <text:p>36.471875</text:p>
              </table:table-cell>
              <table:table-cell office:value-type="float" office:value="31.5828125">
                <text:p>31.5828125</text:p>
              </table:table-cell>
              <table:table-cell office:value-type="float" office:value="43.14921875">
                <text:p>43.14921875</text:p>
              </table:table-cell>
              <table:table-cell office:value-type="float" office:value="31.015625">
                <text:p>31.015625</text:p>
              </table:table-cell>
              <table:table-cell office:value-type="float" office:value="48.14296875">
                <text:p>48.14296875</text:p>
              </table:table-cell>
              <table:table-cell office:value-type="float" office:value="51.31953125">
                <text:p>51.31953125</text:p>
              </table:table-cell>
              <table:table-cell office:value-type="float" office:value="74.03046875">
                <text:p>74.03046875</text:p>
              </table:table-cell>
              <table:table-cell office:value-type="float" office:value="31.3796875">
                <text:p>31.3796875</text:p>
              </table:table-cell>
              <table:table-cell office:value-type="float" office:value="25.67734375">
                <text:p>25.67734375</text:p>
              </table:table-cell>
              <table:table-cell office:value-type="float" office:value="51.05390625">
                <text:p>51.05390625</text:p>
              </table:table-cell>
              <table:table-cell office:value-type="float" office:value="46.19296875">
                <text:p>46.19296875</text:p>
              </table:table-cell>
              <table:table-cell office:value-type="float" office:value="74.23359375">
                <text:p>74.23359375</text:p>
              </table:table-cell>
              <table:table-cell office:value-type="float" office:value="39.95859375">
                <text:p>39.95859375</text:p>
              </table:table-cell>
              <table:table-cell office:value-type="float" office:value="26.48515625">
                <text:p>26.48515625</text:p>
              </table:table-cell>
              <table:table-cell office:value-type="float" office:value="82.5546875">
                <text:p>82.5546875</text:p>
              </table:table-cell>
              <table:table-cell office:value-type="float" office:value="43.37890625">
                <text:p>43.37890625</text:p>
              </table:table-cell>
              <table:table-cell office:value-type="float" office:value="NaN">
                <text:p>NaN</text:p>
              </table:table-cell>
              <table:table-cell office:value-type="float" office:value="46.1018663194445">
                <text:p>46.10186631944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